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1a4b" officeooo:paragraph-rsid="00051a4b"/>
    </style:style>
    <style:style style:name="P2" style:family="paragraph" style:parent-style-name="Standard">
      <style:text-properties officeooo:rsid="0007ef00" officeooo:paragraph-rsid="0007ef00"/>
    </style:style>
    <style:style style:name="P3" style:family="paragraph" style:parent-style-name="Standard">
      <style:paragraph-properties fo:text-align="center" style:justify-single-word="false"/>
      <style:text-properties officeooo:rsid="000bf3d4" officeooo:paragraph-rsid="000bf3d4"/>
    </style:style>
    <style:style style:name="P4" style:family="paragraph" style:parent-style-name="Standard">
      <style:text-properties officeooo:rsid="000ddc0f" officeooo:paragraph-rsid="000ddc0f"/>
    </style:style>
    <style:style style:name="P5" style:family="paragraph" style:parent-style-name="Standard">
      <style:text-properties officeooo:rsid="000f7cf9" officeooo:paragraph-rsid="000f7cf9"/>
    </style:style>
    <style:style style:name="P6" style:family="paragraph" style:parent-style-name="Standard">
      <style:text-properties officeooo:rsid="0015f8a2" officeooo:paragraph-rsid="0015f8a2"/>
    </style:style>
    <style:style style:name="P7" style:family="paragraph" style:parent-style-name="Standard">
      <style:text-properties style:text-underline-style="none" officeooo:rsid="00051a4b" officeooo:paragraph-rsid="00051a4b"/>
    </style:style>
    <style:style style:name="P8" style:family="paragraph" style:parent-style-name="Standard">
      <style:text-properties style:text-underline-style="none" officeooo:rsid="0007ef00" officeooo:paragraph-rsid="0007ef00"/>
    </style:style>
    <style:style style:name="P9" style:family="paragraph" style:parent-style-name="Standard">
      <style:text-properties style:text-underline-style="none" officeooo:rsid="00098d06" officeooo:paragraph-rsid="00098d06"/>
    </style:style>
    <style:style style:name="P10" style:family="paragraph" style:parent-style-name="Standard">
      <style:text-properties style:text-underline-style="none" officeooo:rsid="000ddc0f" officeooo:paragraph-rsid="000ddc0f"/>
    </style:style>
    <style:style style:name="P11" style:family="paragraph" style:parent-style-name="Standard">
      <style:text-properties style:text-underline-style="none" officeooo:rsid="000ef04d" officeooo:paragraph-rsid="000ddc0f"/>
    </style:style>
    <style:style style:name="P12" style:family="paragraph" style:parent-style-name="Standard">
      <style:text-properties style:text-underline-style="none" officeooo:rsid="001097a4" officeooo:paragraph-rsid="001097a4"/>
    </style:style>
    <style:style style:name="P13" style:family="paragraph" style:parent-style-name="Standard">
      <style:text-properties style:text-underline-style="none" officeooo:rsid="00110ac0" officeooo:paragraph-rsid="00110ac0"/>
    </style:style>
    <style:style style:name="P14" style:family="paragraph" style:parent-style-name="Standard">
      <style:text-properties style:text-underline-style="none" officeooo:rsid="0012f8f2" officeooo:paragraph-rsid="0012f8f2"/>
    </style:style>
    <style:style style:name="P15" style:family="paragraph" style:parent-style-name="Standard">
      <style:text-properties style:text-underline-style="none" officeooo:rsid="001756bc" officeooo:paragraph-rsid="001756bc"/>
    </style:style>
    <style:style style:name="P16" style:family="paragraph" style:parent-style-name="Standard">
      <style:text-properties style:text-underline-style="none" officeooo:rsid="001801f1" officeooo:paragraph-rsid="001801f1"/>
    </style:style>
    <style:style style:name="P17" style:family="paragraph" style:parent-style-name="Standard">
      <style:text-properties style:text-underline-style="none" officeooo:rsid="0019db3a" officeooo:paragraph-rsid="0019db3a"/>
    </style:style>
    <style:style style:name="P18" style:family="paragraph" style:parent-style-name="Standard">
      <style:text-properties style:text-underline-style="none" officeooo:rsid="0019db3a" officeooo:paragraph-rsid="001801f1"/>
    </style:style>
    <style:style style:name="P19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1b6d10" officeooo:paragraph-rsid="001b6d1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127622" loext:opacity="100%" style:text-underline-style="none" fo:font-weight="bold" officeooo:rsid="001b6d10" officeooo:paragraph-rsid="001b6d10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1ce332" officeooo:paragraph-rsid="001ce332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127622" loext:opacity="100%" style:text-underline-style="none" fo:font-weight="bold" officeooo:rsid="0026eb08" officeooo:paragraph-rsid="0026eb0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127622" loext:opacity="100%" style:text-underline-style="none" fo:font-weight="bold" officeooo:rsid="0026eb08" officeooo:paragraph-rsid="0026eb08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bold" officeooo:rsid="001ca03a" officeooo:paragraph-rsid="001ca03a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bold" officeooo:rsid="001ef3dd" officeooo:paragraph-rsid="001ef3d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355269" loext:opacity="100%" style:text-underline-style="none" fo:font-weight="bold" officeooo:rsid="002352a1" officeooo:paragraph-rsid="002352a1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355269" loext:opacity="100%" style:text-underline-style="none" fo:font-weight="bold" officeooo:rsid="00260077" officeooo:paragraph-rsid="00260077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color="#127622" loext:opacity="100%" fo:font-size="24pt" style:text-underline-style="none" fo:font-weight="bold" officeooo:rsid="0026eb08" officeooo:paragraph-rsid="0026eb08" style:font-size-asian="24pt" style:font-weight-asian="bold" style:font-size-complex="24pt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127622" loext:opacity="100%" style:font-name="Liberation Sans" fo:font-size="18pt" style:text-underline-style="none" fo:font-weight="normal" officeooo:rsid="0028bcec" officeooo:paragraph-rsid="0028bcec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127622" loext:opacity="100%" style:font-name="Liberation Sans" fo:font-size="18pt" style:text-underline-style="none" fo:font-weight="normal" officeooo:rsid="0029180d" officeooo:paragraph-rsid="0029180d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127622" loext:opacity="100%" style:font-name="Liberation Sans" fo:font-size="18pt" style:text-underline-style="none" fo:font-weight="bold" officeooo:rsid="0029b018" officeooo:paragraph-rsid="0029b018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127622" loext:opacity="100%" style:font-name="Liberation Sans" fo:font-size="18pt" style:text-underline-style="none" fo:font-weight="bold" officeooo:rsid="0029b018" officeooo:paragraph-rsid="0029b018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127622" loext:opacity="100%" style:font-name="Liberation Sans" fo:font-size="10.5pt" style:text-underline-style="none" fo:font-weight="bold" officeooo:rsid="0029b018" officeooo:paragraph-rsid="0029b018" style:font-size-asian="10.5pt" style:font-weight-asian="bold" style:font-size-complex="10.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98d06"/>
    </style:style>
    <style:style style:name="T3" style:family="text">
      <style:text-properties style:text-underline-style="none" officeooo:rsid="000ef04d"/>
    </style:style>
    <style:style style:name="T4" style:family="text">
      <style:text-properties style:text-underline-style="none" officeooo:rsid="0015f9a2"/>
    </style:style>
    <style:style style:name="T5" style:family="text">
      <style:text-properties style:text-underline-style="none" officeooo:rsid="0017f39a"/>
    </style:style>
    <style:style style:name="T6" style:family="text">
      <style:text-properties fo:color="#355269" loext:opacity="100%" style:text-underline-style="none" officeooo:rsid="0017f39a"/>
    </style:style>
    <style:style style:name="T7" style:family="text">
      <style:text-properties officeooo:rsid="001ca03a"/>
    </style:style>
    <style:style style:name="T8" style:family="text">
      <style:text-properties officeooo:rsid="001ce332"/>
    </style:style>
    <style:style style:name="T9" style:family="text">
      <style:text-properties officeooo:rsid="0021cc05"/>
    </style:style>
    <style:style style:name="T10" style:family="text">
      <style:text-properties officeooo:rsid="00250ee8"/>
    </style:style>
    <style:style style:name="T11" style:family="text">
      <style:text-properties fo:font-weight="normal"/>
    </style:style>
    <style:style style:name="T12" style:family="text">
      <style:text-properties fo:font-weight="normal" officeooo:rsid="002cf98f"/>
    </style:style>
    <style:style style:name="T13" style:family="text">
      <style:text-properties fo:color="#c9211e" loext:opacity="100%" fo:font-weight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officeooo:rsid="002c37bd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YT – Best Modern Blog App With Reac | GraphQL, NextJS, TailWind CSS</text:p>
      <text:p text:style-name="P1"/>
      <text:p text:style-name="P1">7:57 GraphCMS → https://graphcms.com/</text:p>
      <text:p text:style-name="P7"/>
      <text:p text:style-name="P2"><text:span text:style-name="T2">1. </text:span><text:span text:style-name="T1">Log In con GITHUB</text:span></text:p>
      <text:p text:style-name="P8"/>
      <text:p text:style-name="P9">2. Blank Project</text:p>
      <text:p text:style-name="P9"/>
      <text:p text:style-name="P10">Nombre: jsm_blog</text:p>
      <text:p text:style-name="P10"/>
      <text:p text:style-name="P4"><text:span text:style-name="T1">Description: JavaScript Mastery Blog – </text:span><text:span text:style-name="T3">Virginia – Create Project.</text:span></text:p>
      <text:p text:style-name="P11"/>
      <text:p text:style-name="P5"><text:span text:style-name="T3">3. </text:span><text:span text:style-name="T1">Set Up your schema</text:span></text:p>
      <text:p text:style-name="P12">4. Create a model</text:p>
      <text:p text:style-name="P12"/>
      <text:p text:style-name="P13">Author → Create Model </text:p>
      <text:p text:style-name="P13"/>
      <text:p text:style-name="P14">10:40 → Como crear un campo</text:p>
      <text:p text:style-name="P14"/>
      <text:p text:style-name="P6"><text:span text:style-name="T1">14:42 → Rich Text </text:span><text:span text:style-name="T4">Muy interesante… → </text:span><text:span text:style-name="T5">“ </text:span><text:span text:style-name="T6">Para crear continido !! como summernote!</text:span><text:span text:style-name="T5">”</text:span></text:p>
      <text:p text:style-name="P12"/>
      <text:p text:style-name="P15">15:56 → Relation</text:p>
      <text:p text:style-name="P15"/>
      <text:p text:style-name="P16">22:00 → creación de la App e instalación de paquetes</text:p>
      <text:p text:style-name="P18"/>
      <text:p text:style-name="P17"/>
      <text:p text:style-name="P19">GRAPHQL DATA FETCHING → <text:span text:style-name="T7">46</text:span>:00</text:p>
      <text:p text:style-name="P21"/>
      <text:p text:style-name="P24">47:<text:span text:style-name="T8">00 → <text:s/>Como hacer consultas</text:span></text:p>
      <text:p text:style-name="P24"/>
      <text:p text:style-name="P25">53:30 → <text:s/>No se usa useEffect si no ...getStaticProps() , <text:span text:style-name="T9">es decir esta es la manera de hacer fetching a la data en nextjs</text:span> </text:p>
      <text:p text:style-name="P19"/>
      <text:p text:style-name="P20"/>
      <text:p text:style-name="P26">1:15: 30 → Como consultar los posts m<text:span text:style-name="T10">á</text:span>s recientes <text:span text:style-name="T10">con GraphQL</text:span></text:p>
      <text:p text:style-name="P26"/>
      <text:p text:style-name="P27">1:20 → GetSimilarPostQuery</text:p>
      <text:p text:style-name="P19"/>
      <text:p text:style-name="P19"/>
      <text:p text:style-name="P22">1:49:30 → getStaticPath es necesario si vas a usar url dinánimico. post/[slug].js</text:p>
      <text:p text:style-name="P22"/>
      <text:p text:style-name="P22"/>
      <text:p text:style-name="P28"/>
      <text:p text:style-name="P28"/>
      <text:p text:style-name="P28"/>
      <text:p text:style-name="P23"><text:soft-page-break/><text:span text:style-name="T14">--- </text:span><text:span text:style-name="T15">DEPLOYMENT SETTINGS -----</text:span></text:p>
      <text:p text:style-name="P22"/>
      <text:p text:style-name="P29">FallBack: True → 3:02:37</text:p>
      <text:p text:style-name="P30">Esto es por motivos de Deploy</text:p>
      <text:p text:style-name="P31"><text:span text:style-name="T13">False</text:span><text:span text:style-name="T11"> es bueno cuando es estático</text:span></text:p>
      <text:p text:style-name="P31"><text:span text:style-name="T11"/></text:p>
      <text:p text:style-name="P31"><text:span text:style-name="T11"/></text:p>
      <text:p text:style-name="P32"><text:span text:style-name="T11">-----</text:span><text:span text:style-name="T12">ENVIROMENT FILE .env -----</text:span></text:p>
      <text:p text:style-name="P32"><text:span text:style-name="T12"/></text:p>
      <text:p text:style-name="P33"><text:span text:style-name="T12">NEXT_PUBLIC_GRAPHCMS_ENDPOINT='https://api-us-east-1.graphcms.com/v2/ckzxbushv4nc501z80y8d0k94/master'</text:span></text:p>
      <text:p text:style-name="P33"><text:span text:style-name="T12">GRAPHCMS_TOKEN = 'eyJhbGciOiJSUzI1NiIsInR5cCI6IkpXVCIsImtpZCI6ImdjbXMtbWFpbi1wcm9kdWN0aW9uIn0.eyJ2ZXJzaW9uIjozLCJpYXQiOjE2NDYzMzU0NzQsImF1ZCI6WyJodHRwczovL2FwaS11cy1lYXN0LTEuZ3JhcGhjbXMuY29tL3YyL2NrenhidXNodjRuYzUwMXo4MHk4ZDBrOTQvbWFzdGVyIiwiaHR0cHM6Ly9tYW5hZ2VtZW50LW5leHQuZ3JhcGhjbXMuY29tIl0sImlzcyI6Imh0dHBzOi8vbWFuYWdlbWVudC5ncmFwaGNtcy5jb20vIiwic3ViIjoiMDU5M2Q4YmYtYWQxMi00NDI4LWFmNmMtYTE1M2Q3ZDM0ZTAwIiwianRpIjoiY2wwYmRtdHNwM3JlZTAxdzljbGY3MnZtZCJ9.kFo_cNeciHlOJFmb_8Y-KbxtMNpmqYU7z7IXAiOPoiM4BEKapfmtzACmdHxOJKAz2DrmgpmiwR1AjP0XFSZ7SE94g9mEqlPdY5raBG75yEKvB8WYJD4tpv1qBjVHZrukERk-cHWAq1VeJRDruj-K4n6M47L9F3AB4YeVfP5PMVkXBvqOMfk2U5kq9wHyflN50Hoe2Pw-cAzC67QLZTwnQhLQBJ5NcGByy5G0WaZLOTJTH-55yzs2s9PRSl-lh9vzimDUVCvfzwWWuY5bh2coUp_rXdzSeUTrDF5-Fg12sEgybEhch5YUEunzIpcScblsfSokG7ggSKc3J6oJ6hFoZqxjvF7aIz6BssTPFxRy0coy6QGXFkel5b4ZrAxefCm9yJJB0Y3Utrxr-cjeEchhflUi1in6ZcxpjKBmaGoY3lVTeNdYRIk8paicqHXO2Naffs9GD94Dm4qFHb1_2Rzpi41mpOrwEeHKGoUZsxKs3srGFVeXcr8owSotk4bqobRFog5MjZLbn5IMojtNOa3_d-gPi5-jOBnTlDtaskez7pK-hYsaTNgVAQpPnIAa3-MdaStZnLPnmzYZswRuVdg8CzXtE9d1mlbE6RmKJJa1QWXajv7NOLlYuUnRL4VqYmryqzAk-OIkVY79k-bx_GR1vFYNXkugwlkHq2zKcXaxKYI'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1T18:04:11.014000000</meta:creation-date>
    <dc:date>2022-03-08T18:19:51.780000000</dc:date>
    <meta:editing-duration>PT4H56M26S</meta:editing-duration>
    <meta:editing-cycles>35</meta:editing-cycles>
    <meta:generator>LibreOffice/7.3.0.3$Windows_X86_64 LibreOffice_project/0f246aa12d0eee4a0f7adcefbf7c878fc2238db3</meta:generator>
    <meta:document-statistic meta:table-count="0" meta:image-count="0" meta:object-count="0" meta:page-count="2" meta:paragraph-count="26" meta:word-count="168" meta:character-count="2191" meta:non-whitespace-character-count="2043"/>
  </office:meta>
</office:document-meta>
</file>